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00"/>
    </style:style>
    <style:style style:name="P3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P4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1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5" style:parent-style-name="DefaultParagraphFont" style:family="text">
      <style:text-properties style:font-name="Courier New" style:font-name-asian="Times New Roman" style:font-name-complex="Courier New" fo:color="#8888C6" fo:font-size="10pt" style:font-size-asian="10pt" style:font-size-complex="10pt" style:language-asian="en" style:country-asian="GB"/>
    </style:style>
    <style:style style:name="T1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7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1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19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2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P24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2" style:parent-style-name="DefaultParagraphFont" style:family="text">
      <style:text-properties style:font-name="Courier New" style:font-name-asian="Times New Roman" style:font-name-complex="Courier New" fo:color="#8888C6" fo:font-size="10pt" style:font-size-asian="10pt" style:font-size-complex="10pt" style:language-asian="en" style:country-asian="GB"/>
    </style:style>
    <style:style style:name="T3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4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3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36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3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P38" style:parent-style-name="HTMLPreformatted" style:family="paragraph">
      <style:paragraph-properties fo:background-color="#2B2B2B"/>
    </style:style>
    <style:style style:name="T39" style:parent-style-name="DefaultParagraphFont" style:family="text">
      <style:text-properties fo:color="#A9B7C6"/>
    </style:style>
    <style:style style:name="T40" style:parent-style-name="DefaultParagraphFont" style:family="text">
      <style:text-properties fo:color="#CC7832"/>
    </style:style>
    <style:style style:name="T41" style:parent-style-name="DefaultParagraphFont" style:family="text">
      <style:text-properties fo:color="#A9B7C6"/>
    </style:style>
    <style:style style:name="T42" style:parent-style-name="DefaultParagraphFont" style:family="text">
      <style:text-properties fo:color="#6897BB"/>
    </style:style>
    <style:style style:name="T43" style:parent-style-name="DefaultParagraphFont" style:family="text">
      <style:text-properties fo:color="#6897BB"/>
    </style:style>
    <style:style style:name="T44" style:parent-style-name="DefaultParagraphFont" style:family="text">
      <style:text-properties fo:color="#6897BB"/>
    </style:style>
    <style:style style:name="T45" style:parent-style-name="DefaultParagraphFont" style:family="text">
      <style:text-properties fo:color="#8888C6"/>
    </style:style>
    <style:style style:name="T46" style:parent-style-name="DefaultParagraphFont" style:family="text">
      <style:text-properties fo:color="#A9B7C6"/>
    </style:style>
    <style:style style:name="T47" style:parent-style-name="DefaultParagraphFont" style:family="text">
      <style:text-properties fo:color="#6897BB"/>
    </style:style>
    <style:style style:name="T48" style:parent-style-name="DefaultParagraphFont" style:family="text">
      <style:text-properties fo:color="#A9B7C6"/>
    </style:style>
    <style:style style:name="P49" style:parent-style-name="HTMLPreformatted" style:family="paragraph">
      <style:paragraph-properties fo:background-color="#2B2B2B"/>
    </style:style>
    <style:style style:name="T50" style:parent-style-name="DefaultParagraphFont" style:family="text">
      <style:text-properties fo:color="#A9B7C6"/>
    </style:style>
    <style:style style:name="T51" style:parent-style-name="DefaultParagraphFont" style:family="text">
      <style:text-properties fo:color="#808080"/>
    </style:style>
    <style:style style:name="T52" style:parent-style-name="DefaultParagraphFont" style:family="text">
      <style:text-properties fo:color="#808080"/>
    </style:style>
    <style:style style:name="T53" style:parent-style-name="DefaultParagraphFont" style:family="text">
      <style:text-properties fo:color="#808080"/>
    </style:style>
    <style:style style:name="T54" style:parent-style-name="DefaultParagraphFont" style:family="text">
      <style:text-properties fo:color="#A9B7C6"/>
    </style:style>
    <style:style style:name="T55" style:parent-style-name="DefaultParagraphFont" style:family="text">
      <style:text-properties fo:color="#CC7832"/>
    </style:style>
    <style:style style:name="T56" style:parent-style-name="DefaultParagraphFont" style:family="text">
      <style:text-properties fo:color="#A9B7C6"/>
    </style:style>
    <style:style style:name="T57" style:parent-style-name="DefaultParagraphFont" style:family="text">
      <style:text-properties fo:color="#CC7832"/>
    </style:style>
    <style:style style:name="T58" style:parent-style-name="DefaultParagraphFont" style:family="text">
      <style:text-properties fo:color="#A9B7C6"/>
    </style:style>
    <style:style style:name="T59" style:parent-style-name="DefaultParagraphFont" style:family="text">
      <style:text-properties fo:color="#6897BB"/>
    </style:style>
    <style:style style:name="T60" style:parent-style-name="DefaultParagraphFont" style:family="text">
      <style:text-properties fo:color="#CC7832"/>
    </style:style>
    <style:style style:name="T61" style:parent-style-name="DefaultParagraphFont" style:family="text">
      <style:text-properties fo:color="#6897BB"/>
    </style:style>
    <style:style style:name="T62" style:parent-style-name="DefaultParagraphFont" style:family="text">
      <style:text-properties fo:color="#A9B7C6"/>
    </style:style>
    <style:style style:name="T63" style:parent-style-name="DefaultParagraphFont" style:family="text">
      <style:text-properties fo:color="#A9B7C6"/>
    </style:style>
    <style:style style:name="T64" style:parent-style-name="DefaultParagraphFont" style:family="text">
      <style:text-properties fo:color="#A9B7C6"/>
    </style:style>
    <style:style style:name="T65" style:parent-style-name="DefaultParagraphFont" style:family="text">
      <style:text-properties fo:color="#A9B7C6"/>
    </style:style>
    <style:style style:name="T66" style:parent-style-name="DefaultParagraphFont" style:family="text">
      <style:text-properties fo:color="#CC7832"/>
    </style:style>
    <style:style style:name="T67" style:parent-style-name="DefaultParagraphFont" style:family="text">
      <style:text-properties fo:color="#A9B7C6"/>
    </style:style>
    <style:style style:name="T68" style:parent-style-name="DefaultParagraphFont" style:family="text">
      <style:text-properties fo:color="#CC7832"/>
    </style:style>
    <style:style style:name="T69" style:parent-style-name="DefaultParagraphFont" style:family="text">
      <style:text-properties fo:color="#A9B7C6"/>
    </style:style>
    <style:style style:name="T70" style:parent-style-name="DefaultParagraphFont" style:family="text">
      <style:text-properties fo:color="#CC7832"/>
    </style:style>
    <style:style style:name="T71" style:parent-style-name="DefaultParagraphFont" style:family="text">
      <style:text-properties fo:color="#A9B7C6"/>
    </style:style>
    <style:style style:name="T72" style:parent-style-name="DefaultParagraphFont" style:family="text">
      <style:text-properties fo:color="#A9B7C6"/>
    </style:style>
    <style:style style:name="T73" style:parent-style-name="DefaultParagraphFont" style:family="text">
      <style:text-properties fo:color="#8888C6"/>
    </style:style>
    <style:style style:name="T74" style:parent-style-name="DefaultParagraphFont" style:family="text">
      <style:text-properties fo:color="#A9B7C6"/>
    </style:style>
    <style:style style:name="T75" style:parent-style-name="DefaultParagraphFont" style:family="text">
      <style:text-properties fo:color="#AA4926"/>
    </style:style>
    <style:style style:name="T76" style:parent-style-name="DefaultParagraphFont" style:family="text">
      <style:text-properties fo:color="#A9B7C6"/>
    </style:style>
    <style:style style:name="T77" style:parent-style-name="DefaultParagraphFont" style:family="text">
      <style:text-properties fo:color="#6897BB"/>
    </style:style>
    <style:style style:name="T78" style:parent-style-name="DefaultParagraphFont" style:family="text">
      <style:text-properties fo:color="#CC7832"/>
    </style:style>
    <style:style style:name="T79" style:parent-style-name="DefaultParagraphFont" style:family="text">
      <style:text-properties fo:color="#AA4926"/>
    </style:style>
    <style:style style:name="T80" style:parent-style-name="DefaultParagraphFont" style:family="text">
      <style:text-properties fo:color="#A9B7C6"/>
    </style:style>
    <style:style style:name="T81" style:parent-style-name="DefaultParagraphFont" style:family="text">
      <style:text-properties fo:color="#6897BB"/>
    </style:style>
    <style:style style:name="T82" style:parent-style-name="DefaultParagraphFont" style:family="text">
      <style:text-properties fo:color="#CC7832"/>
    </style:style>
    <style:style style:name="T83" style:parent-style-name="DefaultParagraphFont" style:family="text">
      <style:text-properties fo:color="#AA4926"/>
    </style:style>
    <style:style style:name="T84" style:parent-style-name="DefaultParagraphFont" style:family="text">
      <style:text-properties fo:color="#A9B7C6"/>
    </style:style>
    <style:style style:name="T85" style:parent-style-name="DefaultParagraphFont" style:family="text">
      <style:text-properties fo:color="#6897BB"/>
    </style:style>
    <style:style style:name="T86" style:parent-style-name="DefaultParagraphFont" style:family="text">
      <style:text-properties fo:color="#A9B7C6"/>
    </style:style>
    <style:style style:name="P87" style:parent-style-name="HTMLPreformatted" style:family="paragraph">
      <style:paragraph-properties fo:background-color="#2B2B2B"/>
    </style:style>
    <style:style style:name="T88" style:parent-style-name="DefaultParagraphFont" style:family="text">
      <style:text-properties fo:color="#808080"/>
    </style:style>
    <style:style style:name="T89" style:parent-style-name="DefaultParagraphFont" style:family="text">
      <style:text-properties fo:color="#808080"/>
    </style:style>
    <style:style style:name="T90" style:parent-style-name="DefaultParagraphFont" style:family="text">
      <style:text-properties fo:color="#A9B7C6"/>
    </style:style>
    <style:style style:name="T91" style:parent-style-name="DefaultParagraphFont" style:family="text">
      <style:text-properties fo:color="#CC7832"/>
    </style:style>
    <style:style style:name="T92" style:parent-style-name="DefaultParagraphFont" style:family="text">
      <style:text-properties fo:color="#A9B7C6"/>
    </style:style>
    <style:style style:name="T93" style:parent-style-name="DefaultParagraphFont" style:family="text">
      <style:text-properties fo:color="#CC7832"/>
    </style:style>
    <style:style style:name="T94" style:parent-style-name="DefaultParagraphFont" style:family="text">
      <style:text-properties fo:color="#A9B7C6"/>
    </style:style>
    <style:style style:name="T95" style:parent-style-name="DefaultParagraphFont" style:family="text">
      <style:text-properties fo:color="#CC7832"/>
    </style:style>
    <style:style style:name="T96" style:parent-style-name="DefaultParagraphFont" style:family="text">
      <style:text-properties fo:color="#A9B7C6"/>
    </style:style>
    <style:style style:name="T97" style:parent-style-name="DefaultParagraphFont" style:family="text">
      <style:text-properties fo:color="#A9B7C6"/>
    </style:style>
    <style:style style:name="T98" style:parent-style-name="DefaultParagraphFont" style:family="text">
      <style:text-properties fo:color="#8888C6"/>
    </style:style>
    <style:style style:name="T99" style:parent-style-name="DefaultParagraphFont" style:family="text">
      <style:text-properties fo:color="#A9B7C6"/>
    </style:style>
    <style:style style:name="T100" style:parent-style-name="DefaultParagraphFont" style:family="text">
      <style:text-properties fo:color="#AA4926"/>
    </style:style>
    <style:style style:name="T101" style:parent-style-name="DefaultParagraphFont" style:family="text">
      <style:text-properties fo:color="#A9B7C6"/>
    </style:style>
    <style:style style:name="T102" style:parent-style-name="DefaultParagraphFont" style:family="text">
      <style:text-properties fo:color="#6897BB"/>
    </style:style>
    <style:style style:name="T103" style:parent-style-name="DefaultParagraphFont" style:family="text">
      <style:text-properties fo:color="#CC7832"/>
    </style:style>
    <style:style style:name="T104" style:parent-style-name="DefaultParagraphFont" style:family="text">
      <style:text-properties fo:color="#AA4926"/>
    </style:style>
    <style:style style:name="T105" style:parent-style-name="DefaultParagraphFont" style:family="text">
      <style:text-properties fo:color="#A9B7C6"/>
    </style:style>
    <style:style style:name="T106" style:parent-style-name="DefaultParagraphFont" style:family="text">
      <style:text-properties fo:color="#6897BB"/>
    </style:style>
    <style:style style:name="T107" style:parent-style-name="DefaultParagraphFont" style:family="text">
      <style:text-properties fo:color="#CC7832"/>
    </style:style>
    <style:style style:name="T108" style:parent-style-name="DefaultParagraphFont" style:family="text">
      <style:text-properties fo:color="#AA4926"/>
    </style:style>
    <style:style style:name="T109" style:parent-style-name="DefaultParagraphFont" style:family="text">
      <style:text-properties fo:color="#A9B7C6"/>
    </style:style>
    <style:style style:name="T110" style:parent-style-name="DefaultParagraphFont" style:family="text">
      <style:text-properties fo:color="#6897BB"/>
    </style:style>
    <style:style style:name="T111" style:parent-style-name="DefaultParagraphFont" style:family="text">
      <style:text-properties fo:color="#A9B7C6"/>
    </style:style>
    <style:style style:name="T112" style:parent-style-name="DefaultParagraphFont" style:family="text">
      <style:text-properties fo:color="#A9B7C6"/>
    </style:style>
    <style:style style:name="T113" style:parent-style-name="DefaultParagraphFont" style:family="text">
      <style:text-properties fo:color="#A9B7C6"/>
    </style:style>
    <style:style style:name="T114" style:parent-style-name="DefaultParagraphFont" style:family="text">
      <style:text-properties fo:color="#CC7832"/>
    </style:style>
    <style:style style:name="T115" style:parent-style-name="DefaultParagraphFont" style:family="text">
      <style:text-properties fo:color="#A9B7C6"/>
    </style:style>
    <style:style style:name="T116" style:parent-style-name="DefaultParagraphFont" style:family="text">
      <style:text-properties fo:color="#CC7832"/>
    </style:style>
    <style:style style:name="T117" style:parent-style-name="DefaultParagraphFont" style:family="text">
      <style:text-properties fo:color="#A9B7C6"/>
    </style:style>
    <style:style style:name="T118" style:parent-style-name="DefaultParagraphFont" style:family="text">
      <style:text-properties fo:color="#6897BB"/>
    </style:style>
    <style:style style:name="T119" style:parent-style-name="DefaultParagraphFont" style:family="text">
      <style:text-properties fo:color="#CC7832"/>
    </style:style>
    <style:style style:name="T120" style:parent-style-name="DefaultParagraphFont" style:family="text">
      <style:text-properties fo:color="#A9B7C6"/>
    </style:style>
    <style:style style:name="T121" style:parent-style-name="DefaultParagraphFont" style:family="text">
      <style:text-properties fo:color="#6897BB"/>
    </style:style>
    <style:style style:name="T122" style:parent-style-name="DefaultParagraphFont" style:family="text">
      <style:text-properties fo:color="#A9B7C6"/>
    </style:style>
    <style:style style:name="T123" style:parent-style-name="DefaultParagraphFont" style:family="text">
      <style:text-properties fo:color="#A9B7C6"/>
    </style:style>
    <style:style style:name="T124" style:parent-style-name="DefaultParagraphFont" style:family="text">
      <style:text-properties fo:color="#8888C6"/>
    </style:style>
    <style:style style:name="T125" style:parent-style-name="DefaultParagraphFont" style:family="text">
      <style:text-properties fo:color="#A9B7C6"/>
    </style:style>
    <style:style style:name="T126" style:parent-style-name="DefaultParagraphFont" style:family="text">
      <style:text-properties fo:color="#6897BB"/>
    </style:style>
    <style:style style:name="T127" style:parent-style-name="DefaultParagraphFont" style:family="text">
      <style:text-properties fo:color="#A9B7C6"/>
    </style:style>
  </office:automatic-styles>
  <office:body>
    <office:text text:use-soft-page-breaks="true">
      <text:p text:style-name="P1"><text:span text:style-name="T2">Pythonprac_31.1_</text:span>Lambda_function</text:p>
      <text:p text:style-name="P3">#Normal function</text:p>
      <text:p text:style-name="P4"><text:span text:style-name="T5">def<text:s/></text:span><text:span text:style-name="T6">add</text:span><text:span text:style-name="T7">(a</text:span><text:span text:style-name="T8">,</text:span><text:span text:style-name="T9">b):</text:span><text:span text:style-name="T10"><text:line-break/><text:s text:c="4"/></text:span><text:span text:style-name="T11">return<text:s/></text:span><text:span text:style-name="T12">a+b</text:span><text:span text:style-name="T13"><text:line-break/></text:span><text:span text:style-name="T14"><text:line-break/></text:span><text:span text:style-name="T15">print</text:span><text:span text:style-name="T16">(add(</text:span><text:span text:style-name="T17">3</text:span><text:span text:style-name="T18">,</text:span><text:span text:style-name="T19">4</text:span><text:span text:style-name="T20">))</text:span><text:span text:style-name="T21"><text:line-break/></text:span><text:span text:style-name="T22"><text:line-break/></text:span><text:span text:style-name="T23">#Lambda function</text:span></text:p>
      <text:p text:style-name="P24"><text:span text:style-name="T25"><text:line-break/>add=</text:span><text:span text:style-name="T26">lambda<text:s/></text:span><text:span text:style-name="T27">a</text:span><text:span text:style-name="T28">,</text:span><text:span text:style-name="T29">b:a+b</text:span><text:span text:style-name="T30"><text:line-break/></text:span><text:span text:style-name="T31"><text:line-break/></text:span><text:span text:style-name="T32">print</text:span><text:span text:style-name="T33">(add(</text:span><text:span text:style-name="T34">3</text:span><text:span text:style-name="T35">,</text:span><text:span text:style-name="T36">5</text:span><text:span text:style-name="T37">))</text:span></text:p>
      <text:p text:style-name="Normal"/>
      <text:p text:style-name="P38"><text:span text:style-name="T39">add=</text:span><text:span text:style-name="T40">lambda<text:s/></text:span><text:span text:style-name="T41">a:a+</text:span><text:span text:style-name="T42">2</text:span><text:span text:style-name="T43"><text:line-break/></text:span><text:span text:style-name="T44"><text:line-break/></text:span><text:span text:style-name="T45">print</text:span><text:span text:style-name="T46">(add(</text:span><text:span text:style-name="T47">50</text:span><text:span text:style-name="T48">))</text:span></text:p>
      <text:p text:style-name="Normal"/>
      <text:p text:style-name="P49"><text:span text:style-name="T50"><text:line-break/></text:span><text:span text:style-name="T51">#without variable assignment</text:span><text:span text:style-name="T52"><text:line-break/></text:span><text:span text:style-name="T53"><text:line-break/></text:span><text:span text:style-name="T54">(</text:span><text:span text:style-name="T55">lambda<text:s/></text:span><text:span text:style-name="T56">a</text:span><text:span text:style-name="T57">,</text:span><text:span text:style-name="T58">b:a*b)(</text:span><text:span text:style-name="T59">1</text:span><text:span text:style-name="T60">,</text:span><text:span text:style-name="T61">2</text:span><text:span text:style-name="T62">)</text:span><text:span text:style-name="T63"><text:line-break/></text:span><text:span text:style-name="T64"><text:line-break/></text:span><text:span text:style-name="T65"><text:line-break/>add =<text:s/></text:span><text:span text:style-name="T66">lambda<text:s/></text:span><text:span text:style-name="T67">a</text:span><text:span text:style-name="T68">,</text:span><text:span text:style-name="T69">b</text:span><text:span text:style-name="T70">,</text:span><text:span text:style-name="T71">c:a+b+c</text:span><text:span text:style-name="T72"><text:line-break/></text:span><text:span text:style-name="T73">print</text:span><text:span text:style-name="T74">(add(</text:span><text:span text:style-name="T75">a</text:span><text:span text:style-name="T76">=</text:span><text:span text:style-name="T77">10</text:span><text:span text:style-name="T78">,</text:span><text:span text:style-name="T79">b</text:span><text:span text:style-name="T80">=</text:span><text:span text:style-name="T81">20</text:span><text:span text:style-name="T82">,</text:span><text:span text:style-name="T83">c</text:span><text:span text:style-name="T84">=</text:span><text:span text:style-name="T85">40</text:span><text:span text:style-name="T86">))</text:span></text:p>
      <text:p text:style-name="Normal"/>
      <text:p text:style-name="P87"><text:span text:style-name="T88">#passing 3 parameters with variable name</text:span><text:span text:style-name="T89"><text:line-break/></text:span><text:span text:style-name="T90">add =<text:s/></text:span><text:span text:style-name="T91">lambda<text:s/></text:span><text:span text:style-name="T92">a</text:span><text:span text:style-name="T93">,</text:span><text:span text:style-name="T94">b</text:span><text:span text:style-name="T95">,</text:span><text:span text:style-name="T96">c:a+b+c</text:span><text:span text:style-name="T97"><text:line-break/></text:span><text:span text:style-name="T98">print</text:span><text:span text:style-name="T99">(add(</text:span><text:span text:style-name="T100">a</text:span><text:span text:style-name="T101">=</text:span><text:span text:style-name="T102">10</text:span><text:span text:style-name="T103">,</text:span><text:span text:style-name="T104">b</text:span><text:span text:style-name="T105">=</text:span><text:span text:style-name="T106">20</text:span><text:span text:style-name="T107">,</text:span><text:span text:style-name="T108">c</text:span><text:span text:style-name="T109">=</text:span><text:span text:style-name="T110">40</text:span><text:span text:style-name="T111">))</text:span><text:span text:style-name="T112"><text:line-break/></text:span><text:span text:style-name="T113"><text:line-break/>add =<text:s/></text:span><text:span text:style-name="T114">lambda<text:s/></text:span><text:span text:style-name="T115">a</text:span><text:span text:style-name="T116">,</text:span><text:span text:style-name="T117">b=</text:span><text:span text:style-name="T118">10</text:span><text:span text:style-name="T119">,</text:span><text:span text:style-name="T120">c=</text:span><text:span text:style-name="T121">20</text:span><text:span text:style-name="T122">:a+b+c</text:span><text:span text:style-name="T123"><text:line-break/></text:span><text:span text:style-name="T124">print</text:span><text:span text:style-name="T125">(add(</text:span><text:span text:style-name="T126">30</text:span><text:span text:style-name="T127">))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vi ramasamy</meta:initial-creator>
    <dc:creator>devi ramasamy</dc:creator>
    <meta:creation-date>2023-01-31T20:06:00Z</meta:creation-date>
    <dc:date>2023-01-31T20:06:00Z</dc:date>
    <meta:template xlink:href="Normal" xlink:type="simple"/>
    <meta:editing-cycles>2</meta:editing-cycles>
    <meta:editing-duration>PT3120S</meta:editing-duration>
    <meta:document-statistic meta:page-count="1" meta:paragraph-count="1" meta:word-count="64" meta:character-count="434" meta:row-count="3" meta:non-whitespace-character-count="371"/>
  </office:meta>
</office:document-meta>
</file>